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top="0cm" fo:margin-bottom="0.353cm" fo:line-height="115%" style:text-autospace="none"/>
      <style:text-properties style:font-name="Calibri" fo:font-size="11pt" fo:language="en" fo:country="none" style:font-name-asian="Calibri" style:font-size-asian="11pt" style:font-name-complex="Calibri" style:font-size-complex="11pt"/>
    </style:style>
    <style:style style:name="P2" style:family="paragraph" style:parent-style-name="Standard" style:list-style-name="">
      <style:paragraph-properties fo:margin-top="0cm" fo:margin-bottom="0.353cm" fo:line-height="115%" style:text-autospace="none"/>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use-window-font-color="true" style:font-name="Calibri" fo:font-size="11pt" fo:language="en" fo:country="none" style:text-underline-style="none" style:font-name-asian="Calibri" style:font-size-asian="11pt" style:font-name-complex="Calibri"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ren Joan Warren Halili</text:p>
      <text:p text:style-name="P1"/>
      <text:p text:style-name="P1">Make up by: Karen Halili <text:s/></text:p>
      <text:p text:style-name="P1">Tony Galvez School of Cosmetology </text:p>
      <text:p text:style-name="P1">124, 9th Avenue, Quezon City Philippines </text:p>
      <text:p text:style-name="P1">OJT work : Ms. Cath Libunao and Ms. Coney Veto </text:p>
      <text:p text:style-name="P1">Start make up school : June - November 2017 </text:p>
      <text:p text:style-name="P1"/>
      <text:p text:style-name="P1"/>
      <text:p text:style-name="P1">Karen is a Filipino Profesional Makeup Artist . </text:p>
      <text:p text:style-name="P1"/>
      <text:p text:style-name="P1">She graduated from De La Salle - College of Saint Benilde (course &amp; year). After graduating, she started working for ABS-CBN as a <text:s/>(job). <text:s/>While working she realized that (course) is not her passion and desire. </text:p>
      <text:p text:style-name="P1"/>
      <text:p text:style-name="P1">Year, she visited San Francisco for vacation and for soul searching. When she came back to Manila, she realized that her passion is in the Makeup Industry. She attended a Makeup course in Tony Galvez School of Cosmetology , June 2017. She graduated November the same year 2017.</text:p>
      <text:p text:style-name="P1">Tony Galvez School of Cosmetology <text:s/>is located at 124, 9th Avenue, Quezon City, Philippines.</text:p>
      <text:p text:style-name="P1">The CEO Mr. Tony Galvez himself has branches of different salons all over the Philippines. </text:p>
      <text:p text:style-name="P1">Karen started her internship under the supervision of two Professional Makeup Artist namely; Ms. Cath Libunao, and Ms. Coney Veto. Both are freelance makeup artists in the Philippines. Their specialization is Bridal &amp; Entourage Makeup.</text:p>
      <text:p text:style-name="P1">After her completion her intership, she started her own Freelance Makeup Profession. <text:s text:c="2"/>She has clients in Manila, Quezon City and nearby provinces such as Tagaytay. Most of the events of her clients are Weddings, Company Parties, Corporate Ceremonies and Family Events.</text:p>
      <text:p text:style-name="P1">Once in awhile she visits the United States of America. She has catered with clients in the Filipino Community in Los Angeles &amp; San Francisco. </text:p>
      <text:p text:style-name="P1">Karen's <text:s/>keen and passionate outlook in this industry makes her bring up to date in the world of makeup, fashion, and events. </text:p>
      <text:p text:style-name="P1"/>
      <text:p text:style-name="P1"><text:soft-page-break/>links: <text:s/></text:p>
      <text:p text:style-name="P1"/>
      <text:p text:style-name="P2"><text:a xlink:type="simple" xlink:href="https://codepen.io/gvrban/pen/qjbpaa" text:style-name="Internet_20_link" text:visited-style-name="Visited_20_Internet_20_Link"><text:span text:style-name="T2">https://codepen.io/gvrban/pen/qjbpaa</text:span></text:a></text:p>
      <text:p text:style-name="P1">for java carousel</text:p>
      <text:p text:style-name="P1"/>
      <text:p text:style-name="P2"><text:a xlink:type="simple" xlink:href="http://www.glaucarossi.com/contact-us/" text:style-name="Internet_20_link" text:visited-style-name="Visited_20_Internet_20_Link"><text:span text:style-name="T2">http://www.glaucarossi.com/contact-us/</text:span></text:a></text:p>
      <text:p text:style-name="P1">school of makeup <text:s/>-affiliate vogue </text:p>
      <text:p text:style-name="P1">UK</text:p>
      <text:p text:style-name="P1"/>
      <text:p text:style-name="P1">________________</text:p>
      <text:p text:style-name="P1">samples of CV</text:p>
      <text:p text:style-name="P2"><text:a xlink:type="simple" xlink:href="https://careersidekick.com/resume-summary-examples/" text:style-name="Internet_20_link" text:visited-style-name="Visited_20_Internet_20_Link"><text:span text:style-name="T2">https://careersidekick.com/resume-summary-examples/</text:span></text:a></text:p>
      <text:p text:style-name="P2"><text:a xlink:type="simple" xlink:href="https://www.livecareer.com/resumes/objectives/makeup-artist-resume-objectives" text:style-name="Internet_20_link" text:visited-style-name="Visited_20_Internet_20_Link"><text:span text:style-name="T2">https://www.livecareer.com/resumes/objectives/makeup-artist-resume-objectives</text:span></text:a></text:p>
      <text:p text:style-name="P1"/>
      <text:p text:style-name="P1"/>
      <text:p text:style-name="P2"><text:a xlink:type="simple" xlink:href="https://www.livecareer.com/resumes/objectives/makeup-artist-resume-objectives" text:style-name="Internet_20_link" text:visited-style-name="Visited_20_Internet_20_Link"><text:span text:style-name="T2">https://www.livecareer.com/resumes/objectives/makeup-artist-resume-objectives</text:span></text:a></text:p>
      <text:p text:style-name="P1">_____________________</text:p>
      <text:p text:style-name="P1">CV:</text:p>
      <text:p text:style-name="P1"/>
      <text:p text:style-name="P1">I am a highly dedicated and skilled Makeup Artist with an exceptional record of customer service and client satisfaction. <text:s/>I am adept at perceiving individual clients’ unique skin tone and corresponding makeup needs and recommending products accordingly. I am able to work well independently or as part of a cosmetology professional team.</text:p>
      <text:p text:style-name="P1"/>
      <text:p text:style-name="P1"/>
      <text:p text:style-name="P1"/>
      <text:p text:style-name="P1">---------------------------------</text:p>
      <text:p text:style-name="P1"/>
      <text:p text:style-name="P1"><text:soft-page-break/>Rebecca Mitchell</text:p>
      <text:p text:style-name="P1"><text:s/></text:p>
      <text:p text:style-name="P1"/>
      <text:p text:style-name="P1">Rebecca is a freelance Hair and Makeup artist available to work throughout the UK and internationally. Originally training as a hair stylist, Rebecca worked in a sought after salon in her local area and learnt the love of styling hair, before venturing into the world of makeup by Training in Fashion Makeup at the Cassie Lomas Makeup Academy in Manchester.</text:p>
      <text:p text:style-name="P1"/>
      <text:p text:style-name="P1"><text:s/></text:p>
      <text:p text:style-name="P1"/>
      <text:p text:style-name="P1">Rebecca’s career in makeup has included working with music artists such as Union J and The risk and having a Beauty spread in leading teen magazine Shout! Rebecca has also worked with some amazing fashion brands and Magazines such as Madam Range and My beach heart and magazines Phoenix and 1883. <text:s/>Working with top London photographers such as Simon Clemenger on photographic and advertising shoots has also boosted Rebecca’s Career.</text:p>
      <text:p text:style-name="P1"/>
      <text:p text:style-name="P1"><text:s/></text:p>
      <text:p text:style-name="P1"/>
      <text:p text:style-name="P1">Rebecca’s enthusiastic and passionate outlook on her work keeps her very current and up to date with the latest trends, makeup products and fashions. Taught by some of the biggest names in makeup including Cassie Lomas herself has given Rebecca a perfectionist’s insight in applying makeup, which ensures she delivers a high standard of work to each and every cli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yan noto</meta:initial-creator>
    <meta:creation-date>2018-07-17T10:54:35.95</meta:creation-date>
    <meta:document-statistic meta:table-count="0" meta:image-count="0" meta:object-count="0" meta:page-count="3" meta:paragraph-count="37" meta:word-count="549" meta:character-count="3648"/>
    <dc:date>2018-07-17T10:55:28.25</dc:date>
    <dc:creator>bryan noto</dc:creator>
    <meta:editing-duration>PT52S</meta:editing-duration>
    <meta:editing-cycles>1</meta:editing-cycles>
    <meta:generator>OpenOffice/4.1.2$Win32 OpenOffice.org_project/412m3$Build-9782</meta:generator>
  </office:meta>
</office:document-meta>
</file>